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42a8"/>
    </style:style>
    <style:style style:name="P2" style:family="paragraph" style:parent-style-name="Text_20_body">
      <style:text-properties officeooo:paragraph-rsid="000e42a8"/>
    </style:style>
    <style:style style:name="T1" style:family="text">
      <style:text-properties officeooo:rsid="000e42a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ój system:</text:span></text:p>
      <text:p text:style-name="Text_20_body">System do zarządzania biblioteką gier zainstalowanych na komputerze. Podstawowe funkcjonalności systemu:</text:p>
      <text:section text:style-name="Sect1" text:name="yui_3_17_2_1_1553512760827_90">
        <text:p text:style-name="Text_20_body">- Wyświetlanie listy zainstalowanych gier</text:p>
        <text:p text:style-name="Text_20_body">- Uruchamianie wybranej gry/gier</text:p>
        <text:p text:style-name="Text_20_body">- Odinstalowywanie gry</text:p>
        <text:p text:style-name="Text_20_body">- Zarządzanie zapisami gier</text:p>
        <text:p text:style-name="Text_20_body">Dodatkowo system ma udostępniać funkcjonalności społeczne takie jak:</text:p>
        <text:p text:style-name="Text_20_body">- Lista "znajomych". Każdy użytkownik ma swoją własną listę znajomych</text:p>
        <text:p text:style-name="Text_20_body">- Komunikator tekstowy</text:p>
        <text:p text:style-name="Text_20_body">- Publiczny profil użytkownika na którym będzie mógł on udostępniać różnego rodzaju publiczne wiadomości (takie jak: odblokowanie osiągnięcia w grze lub ręcznie wpisywana wiadomość)</text:p>
        <text:p text:style-name="Text_20_body">- Możliwość tworzenia grup społecznych skupiających się wokół konkretnego tematu System ma dodatkowo zbierać informacje statystyczne o użytkownikach m.in.: czas kiedy jest zalogowany, w jakie gry gra, ile czasu trwa jedna sesja gry.</text:p>
      </text:section>
      <text:p text:style-name="P1"/>
      <text:p text:style-name="P1"><text:span text:style-name="T1">System Damiana</text:span></text:p>
      <text:p text:style-name="P1"><text:span text:style-name="T1">(</text:span>Damian Janicki 209334<text:span text:style-name="T1">):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2:18:58.002000000</meta:creation-date>
    <dc:date>2019-03-25T12:21:00.057000000</dc:date>
    <meta:editing-duration>PT2M8S</meta:editing-duration>
    <meta:editing-cycles>1</meta:editing-cycles>
    <meta:document-statistic meta:table-count="0" meta:image-count="0" meta:object-count="0" meta:page-count="1" meta:paragraph-count="13" meta:word-count="112" meta:character-count="847" meta:non-whitespace-character-count="748"/>
    <meta:generator>LibreOffice/6.2.0.3$Windows_X86_64 LibreOffice_project/98c6a8a1c6c7b144ce3cc729e34964b47ce25d62</meta:generator>
  </office:meta>
</office:document-meta>
</file>